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1dd4f" officeooo:paragraph-rsid="0001dd4f"/>
    </style:style>
    <style:style style:name="P2" style:family="paragraph" style:parent-style-name="Heading_20_1">
      <style:text-properties officeooo:rsid="00028edf" officeooo:paragraph-rsid="00028edf"/>
    </style:style>
    <style:style style:name="P3" style:family="paragraph" style:parent-style-name="Subtitle">
      <style:text-properties officeooo:rsid="0001dd4f" officeooo:paragraph-rsid="0001dd4f"/>
    </style:style>
    <style:style style:name="P4" style:family="paragraph" style:parent-style-name="Text_20_body">
      <style:text-properties officeooo:rsid="0001dd4f" officeooo:paragraph-rsid="0001dd4f"/>
    </style:style>
    <style:style style:name="P5" style:family="paragraph" style:parent-style-name="Text_20_body">
      <style:text-properties officeooo:paragraph-rsid="0001dd4f"/>
    </style:style>
    <style:style style:name="P6" style:family="paragraph" style:parent-style-name="Text_20_body" style:list-style-name="L1">
      <style:paragraph-properties fo:text-align="start" style:justify-single-word="false"/>
      <style:text-properties fo:font-weight="bold" officeooo:rsid="0001dd4f" officeooo:paragraph-rsid="0001dd4f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01dd4f" officeooo:paragraph-rsid="0001dd4f" style:font-weight-asian="bold" style:font-weight-complex="bold"/>
    </style:style>
    <style:style style:name="P8" style:family="paragraph" style:parent-style-name="Text_20_body" style:list-style-name="L2">
      <style:text-properties fo:font-weight="bold" officeooo:rsid="00028edf" officeooo:paragraph-rsid="00028edf" style:font-weight-asian="bold" style:font-weight-complex="bold"/>
    </style:style>
    <style:style style:name="P9" style:family="paragraph" style:parent-style-name="Text_20_body" style:list-style-name="L2">
      <style:text-properties fo:font-weight="bold" officeooo:rsid="00033600" officeooo:paragraph-rsid="00033600" style:font-weight-asian="bold" style:font-weight-complex="bold"/>
    </style:style>
    <style:style style:name="P10" style:family="paragraph" style:parent-style-name="Text_20_body" style:list-style-name="L2">
      <style:text-properties fo:font-weight="bold" officeooo:rsid="00043ad7" officeooo:paragraph-rsid="00043ad7" style:font-weight-asian="bold" style:font-weight-complex="bold"/>
    </style:style>
    <style:style style:name="P11" style:family="paragraph" style:parent-style-name="Text_20_body" style:list-style-name="L2">
      <style:text-properties fo:font-weight="bold" officeooo:rsid="00051691" officeooo:paragraph-rsid="00051691" style:font-weight-asian="bold" style:font-weight-complex="bold"/>
    </style:style>
    <style:style style:name="P12" style:family="paragraph" style:parent-style-name="Text_20_body" style:list-style-name="L2">
      <style:text-properties fo:font-weight="bold" officeooo:rsid="00065baa" officeooo:paragraph-rsid="00065baa" style:font-weight-asian="bold" style:font-weight-complex="bold"/>
    </style:style>
    <style:style style:name="P13" style:family="paragraph" style:parent-style-name="Text_20_body" style:list-style-name="L2">
      <style:text-properties fo:font-weight="bold" officeooo:rsid="0006cdc0" officeooo:paragraph-rsid="0006cdc0" style:font-weight-asian="bold" style:font-weight-complex="bold"/>
    </style:style>
    <style:style style:name="P14" style:family="paragraph" style:parent-style-name="Text_20_body" style:list-style-name="L2">
      <style:text-properties fo:font-weight="normal" officeooo:rsid="00065baa" officeooo:paragraph-rsid="00065baa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006cdc0" officeooo:paragraph-rsid="0006cdc0" style:font-weight-asian="normal" style:font-weight-complex="normal"/>
    </style:style>
    <style:style style:name="P16" style:family="paragraph" style:parent-style-name="Text_20_body">
      <style:text-properties officeooo:paragraph-rsid="00028edf"/>
    </style:style>
    <style:style style:name="P17" style:family="paragraph" style:parent-style-name="Title">
      <style:text-properties officeooo:rsid="0001dd4f" officeooo:paragraph-rsid="0001dd4f"/>
    </style:style>
    <style:style style:name="T1" style:family="text">
      <style:text-properties officeooo:rsid="0001dd4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3600" style:font-weight-asian="normal" style:font-weight-complex="normal"/>
    </style:style>
    <style:style style:name="T4" style:family="text">
      <style:text-properties fo:font-weight="normal" officeooo:rsid="00079270" style:font-weight-asian="normal" style:font-weight-complex="normal"/>
    </style:style>
    <style:style style:name="T5" style:family="text">
      <style:text-properties officeooo:rsid="00043ad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restoria</text:p>
      <text:p text:style-name="P3">World of RPG-Life</text:p>
      <text:p text:style-name="P4"/>
      <text:h text:style-name="P1" text:outline-level="1">Document Purpose / Intent</text:h>
      <text:p text:style-name="P5"/>
      <text:p text:style-name="P5"><text:tab/><text:span text:style-name="T1">This Document aims to provide a solid contextual world and backbone to the Enemies, Designs, and Materials used within RPG-Life. The general aesthetic and flavor of RPG-Life is Medieval Fantasy. There are many potential inspirations to draw from in this genre. </text:span><text:span text:style-name="T5">I’m not a writer or world-builder, so hopefully this is more Generic/Safe rather than Confusing or Generic/Boring.</text:span></text:p>
      <text:p text:style-name="P5"/>
      <text:h text:style-name="P1" text:outline-level="1">Starting Big and Vague – The Galaxy</text:h>
      <text:p text:style-name="P5"/>
      <text:list xml:id="list3758638068" text:style-name="L1">
        <text:list-item>
          <text:p text:style-name="P6">Trestoria – <text:span text:style-name="T2">The primary planet</text:span></text:p>
          <text:list>
            <text:list-item>
              <text:p text:style-name="P6">Oleane –<text:span text:style-name="T2"> The Moon of </text:span>Trestoria</text:p>
            </text:list-item>
          </text:list>
        </text:list-item>
        <text:list-item>
          <text:p text:style-name="P6">Rue’Lantah –<text:span text:style-name="T2"> The Solar System hosting </text:span>Trestoria</text:p>
          <text:list>
            <text:list-item>
              <text:p text:style-name="P6">Rue<text:span text:style-name="T2"> – The Sun at the Center</text:span></text:p>
            </text:list-item>
            <text:list-item>
              <text:p text:style-name="P6">Nevem –<text:span text:style-name="T2"> The Coldest and most distant planet</text:span></text:p>
            </text:list-item>
            <text:list-item>
              <text:p text:style-name="P6">Hathraik – <text:span text:style-name="T2">The Largest gas planet</text:span></text:p>
            </text:list-item>
          </text:list>
        </text:list-item>
        <text:list-item>
          <text:p text:style-name="P6">Perlin Shroud –<text:span text:style-name="T2"> The Galaxy hosting </text:span>Rue’Lantah</text:p>
        </text:list-item>
      </text:list>
      <text:p text:style-name="P7"/>
      <text:p text:style-name="P7"/>
      <text:h text:style-name="P2" text:outline-level="1">The Deities</text:h>
      <text:p text:style-name="P16"/>
      <text:list xml:id="list470582402" text:style-name="L2">
        <text:list-item>
          <text:p text:style-name="P8">Perlin<text:span text:style-name="T2"> – The All Powerful</text:span></text:p>
          <text:list>
            <text:list-item>
              <text:p text:style-name="P8"><text:span text:style-name="T2">Origin of all other Deities</text:span></text:p>
            </text:list-item>
            <text:list-item>
              <text:p text:style-name="P8"><text:span text:style-name="T2">Often visualized as a Whale made of light</text:span></text:p>
            </text:list-item>
            <text:list-item>
              <text:p text:style-name="P8"><text:span text:style-name="T2">Never intervenes, Never witnessed</text:span></text:p>
            </text:list-item>
            <text:list-item>
              <text:p text:style-name="P8"><text:soft-page-break/><text:span text:style-name="T2">Only has one Story</text:span></text:p>
            </text:list-item>
          </text:list>
        </text:list-item>
        <text:list-item>
          <text:p text:style-name="P8">Rue – <text:span text:style-name="T2">The Dormant Energy</text:span></text:p>
          <text:list>
            <text:list-item>
              <text:p text:style-name="P8"><text:span text:style-name="T2">Lives in the Sun, and sort of is the Sun.</text:span></text:p>
            </text:list-item>
            <text:list-item>
              <text:p text:style-name="P8"><text:span text:style-name="T2">Only </text:span><text:span text:style-name="T3">seen to resolve conflict between other Deities.</text:span></text:p>
            </text:list-item>
            <text:list-item>
              <text:p text:style-name="P9"><text:span text:style-name="T2">Rarely seen, last reported as a Diamond with wings</text:span></text:p>
            </text:list-item>
            <text:list-item>
              <text:p text:style-name="P9"><text:span text:style-name="T2">Associated with the Element of Light</text:span></text:p>
            </text:list-item>
          </text:list>
        </text:list-item>
        <text:list-item>
          <text:p text:style-name="P9"><text:span text:style-name="T5">Nev</text:span><text:span text:style-name="T2"> – The Seething Hatred</text:span></text:p>
          <text:list>
            <text:list-item>
              <text:p text:style-name="P9"><text:span text:style-name="T2">Lives in the outskirts of </text:span>Rue’Lantah</text:p>
            </text:list-item>
            <text:list-item>
              <text:p text:style-name="P10"><text:span text:style-name="T2">Has no consistent appearance</text:span></text:p>
            </text:list-item>
            <text:list-item>
              <text:p text:style-name="P10"><text:span text:style-name="T2">Often acts through others</text:span></text:p>
            </text:list-item>
            <text:list-item>
              <text:p text:style-name="P10"><text:span text:style-name="T2">Associated with the Element of Dark</text:span></text:p>
            </text:list-item>
          </text:list>
        </text:list-item>
        <text:list-item>
          <text:p text:style-name="P10">Ignacius –<text:span text:style-name="T2"> God of Fire</text:span></text:p>
          <text:list>
            <text:list-item>
              <text:p text:style-name="P12"><text:span text:style-name="T2">Resides on </text:span>Trestoria</text:p>
            </text:list-item>
            <text:list-item>
              <text:p text:style-name="P12"><text:span text:style-name="T2">Can alter appearance though typically looks like a Hand made of Fire</text:span></text:p>
              <text:list>
                <text:list-item>
                  <text:p text:style-name="P12"><text:span text:style-name="T2">About the size of an Ox</text:span></text:p>
                </text:list-item>
              </text:list>
            </text:list-item>
          </text:list>
        </text:list-item>
        <text:list-item>
          <text:p text:style-name="P10">Glacius<text:span text:style-name="T2"> – God of Ice</text:span></text:p>
          <text:list>
            <text:list-item>
              <text:p text:style-name="P12"><text:span text:style-name="T2">Resides on </text:span>Trestoria</text:p>
            </text:list-item>
            <text:list-item>
              <text:p text:style-name="P12"><text:span text:style-name="T2">Occasionally travels to </text:span>Oleane</text:p>
            </text:list-item>
            <text:list-item>
              <text:p text:style-name="P14">Has always looked like floating Antlers made of Ice that continuously branch into new directions, but never actually growing bigger overall.</text:p>
              <text:list>
                <text:list-item>
                  <text:p text:style-name="P14">About the size of a Goat</text:p>
                </text:list-item>
              </text:list>
            </text:list-item>
          </text:list>
        </text:list-item>
        <text:list-item>
          <text:p text:style-name="P10">Staticius<text:span text:style-name="T2"> – God of Lightning</text:span></text:p>
          <text:list>
            <text:list-item>
              <text:p text:style-name="P12"><text:span text:style-name="T2">Presumed to reside on </text:span>Trestoria<text:span text:style-name="T2"> though not often seen.</text:span></text:p>
            </text:list-item>
            <text:list-item>
              <text:p text:style-name="P12"><text:span text:style-name="T2">Very few have seen them long enough to conjure a description. Details provided have never been consistent, just the color Pink.</text:span></text:p>
            </text:list-item>
          </text:list>
        </text:list-item>
        <text:list-item>
          <text:p text:style-name="P10">Aquacius –<text:span text:style-name="T2"> God of Water</text:span></text:p>
          <text:list>
            <text:list-item>
              <text:p text:style-name="P12"><text:span text:style-name="T2">Lives in the Oceans of </text:span>Trestoria</text:p>
            </text:list-item>
            <text:list-item>
              <text:p text:style-name="P13"><text:span text:style-name="T2">Humanoid in appearance, with scales and gills.</text:span></text:p>
            </text:list-item>
            <text:list-item>
              <text:p text:style-name="P13"><text:span text:style-name="T2">The origin point of the </text:span>Perlin <text:span text:style-name="T2">story.</text:span></text:p>
            </text:list-item>
          </text:list>
        </text:list-item>
        <text:list-item>
          <text:p text:style-name="P11">Brol –<text:span text:style-name="T2"> God of Earth</text:span></text:p>
          <text:list>
            <text:list-item>
              <text:p text:style-name="P13"><text:soft-page-break/><text:span text:style-name="T2">Resides on </text:span>Trestoria</text:p>
            </text:list-item>
            <text:list-item>
              <text:p text:style-name="P13"><text:span text:style-name="T2">Appearance of an Armadillo.</text:span></text:p>
              <text:list>
                <text:list-item>
                  <text:p text:style-name="P13"><text:span text:style-name="T2">Very Large, looks like a huge hill when resting.</text:span></text:p>
                </text:list-item>
              </text:list>
            </text:list-item>
          </text:list>
        </text:list-item>
        <text:list-item>
          <text:p text:style-name="P11">Qas –<text:span text:style-name="T2"> God of Wind</text:span></text:p>
          <text:list>
            <text:list-item>
              <text:p text:style-name="P13"><text:span text:style-name="T2">Presumed to reside on </text:span>Trestoria<text:span text:style-name="T2"> though not often seen.</text:span></text:p>
            </text:list-item>
            <text:list-item>
              <text:p text:style-name="P13"><text:span text:style-name="T2">Looks like a very long </text:span><text:span text:style-name="T4">flat</text:span><text:span text:style-name="T2"> feathered ribbon, always in motion.</text:span></text:p>
            </text:list-item>
          </text:list>
        </text:list-item>
        <text:list-item>
          <text:p text:style-name="P11">Plu’met –<text:span text:style-name="T2"> God of Flora</text:span></text:p>
          <text:list>
            <text:list-item>
              <text:p text:style-name="P13"><text:span text:style-name="T2">Resides on </text:span>Trestoria</text:p>
            </text:list-item>
            <text:list-item>
              <text:p text:style-name="P15">Looks like a Crane, with feathers made of leaves and legs of vine.</text:p>
            </text:list-item>
          </text:list>
        </text:list-item>
        <text:list-item>
          <text:p text:style-name="P11">Tre’met –<text:span text:style-name="T2"> God of Fauna</text:span></text:p>
          <text:list>
            <text:list-item>
              <text:p text:style-name="P13"><text:span text:style-name="T2">Resides on </text:span>Trestoria</text:p>
            </text:list-item>
            <text:list-item>
              <text:p text:style-name="P13"><text:span text:style-name="T2">Looks like </text:span><text:span text:style-name="T4">Dragon with Antlers rather than horns, and Fur rather than scal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1:06:36.599786999</meta:creation-date>
    <dc:date>2024-09-13T22:14:38.910891723</dc:date>
    <meta:editing-duration>PT15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57" meta:word-count="455" meta:character-count="2464" meta:non-whitespace-character-count="2097"/>
  </office:meta>
</office:document-meta>
</file>